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6pt solid #000000" style:vertical-align="top"/>
      <style:text-properties fo:color="#000000"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8" style:family="table-cell" style:parent-style-name="Default">
      <style:table-cell-properties fo:border="0.06pt solid #000000"/>
      <style:text-properties style:text-position="" style:font-name="Arial"/>
    </style:style>
    <style:style style:name="ce108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19" style:family="table-cell" style:parent-style-name="Default">
      <style:table-cell-properties fo:border="0.06pt solid #000000"/>
      <style:text-properties style:text-position="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23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transparent" fo:border="0.06pt solid #000000" style:vertical-align="top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language="en" fo:country="GB" fo:font-weight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ff3333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1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 table:number-columns-repeated="2"/>
          <table:table-cell table:style-name="ce153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731];[.$K2])" office:value-type="float" office:value="0">
            <text:p>0</text:p>
          </table:table-cell>
          <table:table-cell table:style-name="ce153" table:formula="of:=COUNTIF([.M$7:.M$731];[.$K2])" office:value-type="float" office:value="0">
            <text:p>0</text:p>
          </table:table-cell>
          <table:table-cell table:style-name="ce153" table:formula="of:=COUNTIF([.N$7:.N$731];[.$K2])" office:value-type="float" office:value="0">
            <text:p>0</text:p>
          </table:table-cell>
          <table:table-cell table:style-name="ce153" table:formula="of:=COUNTIF([.O$7:.O$73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7"/>
          <table:table-cell table:style-name="ce97"/>
          <table:table-cell table:style-name="ce146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731];[.$K3])" office:value-type="float" office:value="0">
            <text:p>0</text:p>
          </table:table-cell>
          <table:table-cell table:style-name="ce153" table:formula="of:=COUNTIF([.M$7:.M$731];[.$K3])" office:value-type="float" office:value="0">
            <text:p>0</text:p>
          </table:table-cell>
          <table:table-cell table:style-name="ce153" table:formula="of:=COUNTIF([.N$7:.N$731];[.$K3])" office:value-type="float" office:value="0">
            <text:p>0</text:p>
          </table:table-cell>
          <table:table-cell table:style-name="ce153" table:formula="of:=COUNTIF([.O$7:.O$731];[.$K3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3" table:number-columns-spanned="3" table:number-rows-spanned="1"/>
          <table:covered-table-cell table:style-name="ce106"/>
          <table:covered-table-cell table:style-name="ce113"/>
          <table:table-cell/>
          <table:table-cell table:style-name="ce107"/>
          <table:table-cell table:style-name="ce143"/>
          <table:table-cell table:style-name="ce147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731];[.$K4])" office:value-type="float" office:value="0">
            <text:p>0</text:p>
          </table:table-cell>
          <table:table-cell table:style-name="ce153" table:formula="of:=COUNTIF([.M$7:.M$731];[.$K4])" office:value-type="float" office:value="0">
            <text:p>0</text:p>
          </table:table-cell>
          <table:table-cell table:style-name="ce153" table:formula="of:=COUNTIF([.N$7:.N$731];[.$K4])" office:value-type="float" office:value="0">
            <text:p>0</text:p>
          </table:table-cell>
          <table:table-cell table:style-name="ce153" table:formula="of:=COUNTIF([.O$7:.O$731];[.$K4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4" table:formula="of:=MAX([.A7:.A1158])" office:value-type="float" office:value="90" table:number-columns-spanned="3" table:number-rows-spanned="1">
            <text:p>90</text:p>
          </table:table-cell>
          <table:covered-table-cell table:number-columns-repeated="2" table:style-name="ce107"/>
          <table:table-cell/>
          <table:table-cell table:style-name="ce107"/>
          <table:table-cell table:style-name="ce143"/>
          <table:table-cell table:style-name="ce148"/>
          <table:table-cell table:style-name="ce153"/>
          <table:table-cell table:style-name="ce159" office:value-type="string">
            <text:p>N/A</text:p>
          </table:table-cell>
          <table:table-cell table:style-name="ce153" table:formula="of:=COUNTIF([.L$7:.L$731];[.$K5])" office:value-type="float" office:value="0">
            <text:p>0</text:p>
          </table:table-cell>
          <table:table-cell table:style-name="ce153" table:formula="of:=COUNTIF([.M$7:.M$731];[.$K5])" office:value-type="float" office:value="0">
            <text:p>0</text:p>
          </table:table-cell>
          <table:table-cell table:style-name="ce153" table:formula="of:=COUNTIF([.N$7:.N$731];[.$K5])" office:value-type="float" office:value="0">
            <text:p>0</text:p>
          </table:table-cell>
          <table:table-cell table:style-name="ce153" table:formula="of:=COUNTIF([.O$7:.O$731];[.$K5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67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100" office:value-type="string">
            <text:p>SNF_ADR_LGN_01</text:p>
          </table:table-cell>
          <table:table-cell table:style-name="ce105" office:value-type="float" office:value="1">
            <text:p>001</text:p>
          </table:table-cell>
          <table:table-cell table:style-name="ce109" office:value-type="string">
            <text:p>Mobile/Android/Login/Authenticate Valid</text:p>
          </table:table-cell>
          <table:table-cell table:style-name="ce124" office:value-type="string">
            <text:p>Sign in an eXo server with valid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100" office:value-type="string">
            <text:p>SNF_ADR_LGN_02</text:p>
          </table:table-cell>
          <table:table-cell table:style-name="ce105" office:value-type="float" office:value="2">
            <text:p>002</text:p>
          </table:table-cell>
          <table:table-cell table:style-name="ce109" office:value-type="string">
            <text:p>Mobile/Android/Login/Invalid User Name</text:p>
          </table:table-cell>
          <table:table-cell table:style-name="ce124" office:value-type="string">
            <text:p>Sign in an eXo server with invalid user name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100" office:value-type="string">
            <text:p>SNF_ADR_LGN_03</text:p>
          </table:table-cell>
          <table:table-cell table:style-name="ce105" office:value-type="float" office:value="3">
            <text:p>003</text:p>
          </table:table-cell>
          <table:table-cell table:style-name="ce109" office:value-type="string">
            <text:p>Mobile/Android/Login/Invalid Password</text:p>
          </table:table-cell>
          <table:table-cell table:style-name="ce124" office:value-type="string">
            <text:p>Sign in an eXo server with invalid 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100" office:value-type="string">
            <text:p>SNF_ADR_LGN_04</text:p>
          </table:table-cell>
          <table:table-cell table:style-name="ce105" office:value-type="float" office:value="4">
            <text:p>004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blank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100" office:value-type="string">
            <text:p>SNF_ADR_LGN_05</text:p>
          </table:table-cell>
          <table:table-cell table:style-name="ce105" office:value-type="float" office:value="5">
            <text:p>005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another account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100" office:value-type="string">
            <text:p>SNF_ADR_LGN_06</text:p>
          </table:table-cell>
          <table:table-cell table:style-name="ce105" office:value-type="float" office:value="6">
            <text:p>006</text:p>
          </table:table-cell>
          <table:table-cell table:style-name="ce111" office:value-type="string">
            <text:p>Mobile/Android/Login/No Connection</text:p>
          </table:table-cell>
          <table:table-cell table:style-name="ce124" office:value-type="string">
            <text:p>Sign in an eXo server when no network connection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5" office:value-type="string">
            <text:p>Alert message is displayed notice that can not reach the interne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100" office:value-type="string">
            <text:p>SNF_ADR_LGN_07</text:p>
          </table:table-cell>
          <table:table-cell table:style-name="ce105" office:value-type="float" office:value="7">
            <text:p>007</text:p>
          </table:table-cell>
          <table:table-cell table:style-name="ce109" office:value-type="string">
            <text:p>Mobile/Android/Logout</text:p>
          </table:table-cell>
          <table:table-cell table:style-name="ce124" office:value-type="string">
            <text:p>Logout of the Home page with Logout button</text:p>
          </table:table-cell>
          <table:table-cell table:style-name="ce135" office:value-type="string">
            <text:p>Step 1: Sign out</text:p>
          </table:table-cell>
          <table:table-cell table:style-name="ce13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44" office:value-type="string">
            <text:p>- Back to Login screen with user name and passwor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100" office:value-type="string">
            <text:p>SNF_ADR_LGO_08</text:p>
          </table:table-cell>
          <table:table-cell table:style-name="ce105" office:value-type="float" office:value="8">
            <text:p>008</text:p>
          </table:table-cell>
          <table:table-cell table:style-name="ce110" office:value-type="string">
            <text:p>Mobile/Android/Logout</text:p>
          </table:table-cell>
          <table:table-cell table:style-name="ce124" office:value-type="string">
            <text:p>Logout of the Home page with Back button</text:p>
          </table:table-cell>
          <table:table-cell table:style-name="ce136" office:value-type="string">
            <text:p>Step 1: Sign out</text:p>
          </table:table-cell>
          <table:table-cell table:style-name="ce137" office:value-type="string">
            <text:p><text:span text:style-name="T6">- Start the application on mobile device</text:span></text:p>
            <text:p><text:span text:style-name="T6">- Login into the application</text:span></text:p>
            <text:p><text:span text:style-name="T6">- Stay on the Home page</text:span></text:p>
            <text:p><text:span text:style-name="T6">- Then, touch on [Back] button of device</text:span></text:p>
            <text:p><text:span text:style-name="T7"/></text:p>
          </table:table-cell>
          <table:table-cell table:style-name="ce14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100" office:value-type="string">
            <text:p>SNF_ADR_LGO_09</text:p>
          </table:table-cell>
          <table:table-cell table:style-name="ce105" office:value-type="float" office:value="9">
            <text:p>009</text:p>
          </table:table-cell>
          <table:table-cell table:style-name="ce110" office:value-type="string">
            <text:p>Mobile/Androi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5" office:value-type="string">
            <text:p>Step 1: Rotate devices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5" office:value-type="string">
            <text:p>- Screen will be automatically rotate in the corresponding direct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100" office:value-type="string">
            <text:p>SNF_ADR_SET_10</text:p>
          </table:table-cell>
          <table:table-cell table:style-name="ce105" office:value-type="float" office:value="10">
            <text:p>010</text:p>
          </table:table-cell>
          <table:table-cell table:style-name="ce109" office:value-type="string">
            <text:p>Mobile/Android/Setting</text:p>
          </table:table-cell>
          <table:table-cell table:style-name="ce124" office:value-type="string">
            <text:p>Display Setting screen</text:p>
          </table:table-cell>
          <table:table-cell table:style-name="ce137" office:value-type="string">
            <text:p>Step 1: Start the application</text:p>
          </table:table-cell>
          <table:table-cell table:style-name="ce137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45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100" office:value-type="string">
            <text:p>SNF_ADR_SET_11</text:p>
          </table:table-cell>
          <table:table-cell table:style-name="ce105" office:value-type="float" office:value="11">
            <text:p>011</text:p>
          </table:table-cell>
          <table:table-cell table:style-name="ce109" office:value-type="string">
            <text:p>Mobile/Android/Server List/Change Server</text:p>
          </table:table-cell>
          <table:table-cell table:style-name="ce124" office:value-type="string">
            <text:p>Change server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7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100" office:value-type="string">
            <text:p>SNF_ADR_SET_12</text:p>
          </table:table-cell>
          <table:table-cell table:style-name="ce105" office:value-type="float" office:value="12">
            <text:p>012</text:p>
          </table:table-cell>
          <table:table-cell table:style-name="ce109" office:value-type="string">
            <text:p>Mobile/Android/Server List/Modify</text:p>
          </table:table-cell>
          <table:table-cell table:style-name="ce124" office:value-type="string">
            <text:p>Try to modify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7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100" office:value-type="string">
            <text:p>SNF_ADR_SET_13</text:p>
          </table:table-cell>
          <table:table-cell table:style-name="ce105" office:value-type="float" office:value="13">
            <text:p>013</text:p>
          </table:table-cell>
          <table:table-cell table:style-name="ce111" office:value-type="string">
            <text:p>Mobile/Android/Server List/Delete </text:p>
          </table:table-cell>
          <table:table-cell table:style-name="ce124" office:value-type="string">
            <text:p>Try to delete the selected server after being authenticate</text:p>
          </table:table-cell>
          <table:table-cell table:style-name="ce136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7" office:value-type="string">
            <text:p>The selected server can't be deleted</text:p>
            <text:p>(It should alert messag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100" office:value-type="string">
            <text:p>SNF_ADR_SET_14</text:p>
          </table:table-cell>
          <table:table-cell table:style-name="ce105" office:value-type="float" office:value="14">
            <text:p>014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100" office:value-type="string">
            <text:p>SNF_ADR_SET_15</text:p>
          </table:table-cell>
          <table:table-cell table:style-name="ce105" office:value-type="float" office:value="15">
            <text:p>015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portal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100" office:value-type="string">
            <text:p>SNF_ADR_SET_16</text:p>
          </table:table-cell>
          <table:table-cell table:style-name="ce105" office:value-type="float" office:value="16">
            <text:p>016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100" office:value-type="string">
            <text:p>SNF_ADR_SET_17</text:p>
          </table:table-cell>
          <table:table-cell table:style-name="ce105" office:value-type="float" office:value="17">
            <text:p>017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100" office:value-type="string">
            <text:p>SNF_ADR_SET_18</text:p>
          </table:table-cell>
          <table:table-cell table:style-name="ce105" office:value-type="float" office:value="18">
            <text:p>018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100" office:value-type="string">
            <text:p>SNF_ADR_SET_19</text:p>
          </table:table-cell>
          <table:table-cell table:style-name="ce105" office:value-type="float" office:value="19">
            <text:p>019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100" office:value-type="string">
            <text:p>SNF_ADR_SET_20</text:p>
          </table:table-cell>
          <table:table-cell table:style-name="ce105" office:value-type="float" office:value="20">
            <text:p>020</text:p>
          </table:table-cell>
          <table:table-cell table:style-name="ce109" office:value-type="string">
            <text:p>Mobile/Androi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7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100" office:value-type="string">
            <text:p>SNF_ADR_SET_21</text:p>
          </table:table-cell>
          <table:table-cell table:style-name="ce105" office:value-type="float" office:value="21">
            <text:p>021</text:p>
          </table:table-cell>
          <table:table-cell table:style-name="ce110" office:value-type="string">
            <text:p>Mobile/Android/Server List/Add blank Server</text:p>
          </table:table-cell>
          <table:table-cell table:style-name="ce127" office:value-type="string">
            <text:p>Add a blank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7" office:value-type="string">
            <text:p>An error message must be displayed with alert that the server name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100" office:value-type="string">
            <text:p>SNF_ADR_SET_22</text:p>
          </table:table-cell>
          <table:table-cell table:style-name="ce105" office:value-type="float" office:value="22">
            <text:p>022</text:p>
          </table:table-cell>
          <table:table-cell table:style-name="ce110" office:value-type="string">
            <text:p>Mobile/Androi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7" office:value-type="string">
            <text:p>An error message must be displayed with alert that the URL is already present in the list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100" office:value-type="string">
            <text:p>SNF_ADR_SET_23</text:p>
          </table:table-cell>
          <table:table-cell table:style-name="ce105" office:value-type="float" office:value="23">
            <text:p>023</text:p>
          </table:table-cell>
          <table:table-cell table:style-name="ce110" office:value-type="string">
            <text:p>Mobile/Androi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7" office:value-type="string">
            <text:p>An error message must be displayed with alert that the URL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100" office:value-type="string">
            <text:p>SNF_ADR_SET_24</text:p>
          </table:table-cell>
          <table:table-cell table:style-name="ce105" office:value-type="float" office:value="24">
            <text:p>024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100" office:value-type="string">
            <text:p>SNF_ADR_SET_25</text:p>
          </table:table-cell>
          <table:table-cell table:style-name="ce105" office:value-type="float" office:value="25">
            <text:p>025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100" office:value-type="string">
            <text:p>SNF_ADR_SET_26</text:p>
          </table:table-cell>
          <table:table-cell table:style-name="ce105" office:value-type="float" office:value="26">
            <text:p>026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100" office:value-type="string">
            <text:p>SNF_ADR_SET_27</text:p>
          </table:table-cell>
          <table:table-cell table:style-name="ce105" office:value-type="float" office:value="27">
            <text:p>027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100" office:value-type="string">
            <text:p>SNF_ADR_SET_28</text:p>
          </table:table-cell>
          <table:table-cell table:style-name="ce105" office:value-type="float" office:value="28">
            <text:p>028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100" office:value-type="string">
            <text:p>SNF_ADR_SET_29</text:p>
          </table:table-cell>
          <table:table-cell table:style-name="ce105" office:value-type="float" office:value="29">
            <text:p>029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100" office:value-type="string">
            <text:p>SNF_ADR_SET_30</text:p>
          </table:table-cell>
          <table:table-cell table:style-name="ce105" office:value-type="float" office:value="30">
            <text:p>030</text:p>
          </table:table-cell>
          <table:table-cell table:style-name="ce109" office:value-type="string">
            <text:p>Mobile/Android/Server List/Delete Server</text:p>
          </table:table-cell>
          <table:table-cell table:style-name="ce127" office:value-type="string">
            <text:p>Delete a server</text:p>
          </table:table-cell>
          <table:table-cell table:style-name="ce135" office:value-type="string">
            <text:p>Step 1: Delete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7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100" office:value-type="string">
            <text:p>SNF_ADR_SET_31</text:p>
          </table:table-cell>
          <table:table-cell table:style-name="ce105" office:value-type="float" office:value="31">
            <text:p>031</text:p>
          </table:table-cell>
          <table:table-cell table:style-name="ce112" office:value-type="string">
            <text:p>Mobile/Android/Setting</text:p>
          </table:table-cell>
          <table:table-cell table:style-name="ce128" office:value-type="string">
            <text:p>Set Remember my filter ON</text:p>
          </table:table-cell>
          <table:table-cell table:style-name="ce112" office:value-type="string">
            <text:p>Step 1: Set Remember my filter ON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Selected filter (My status) will be highlighted</text:p>
            <text:p>- 100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2" table:number-columns-repeated="5"/>
          <table:table-cell table:style-name="ce157"/>
          <table:table-cell table:style-name="ce170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101" office:value-type="string">
            <text:p>SNF_ADR_SET_32</text:p>
          </table:table-cell>
          <table:table-cell table:style-name="ce105" office:value-type="float" office:value="32">
            <text:p>032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Set Remember my filter OFF</text:p>
          </table:table-cell>
          <table:table-cell table:style-name="ce138" office:value-type="string">
            <text:p>Step 1: Set Remember my filter OFF</text:p>
          </table:table-cell>
          <table:table-cell table:style-name="ce136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101" office:value-type="string">
            <text:p>SNF_ADR_SET_33</text:p>
          </table:table-cell>
          <table:table-cell table:style-name="ce105" office:value-type="float" office:value="33">
            <text:p>033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N when kill apps</text:p>
          </table:table-cell>
          <table:table-cell table:style-name="ce138" office:value-type="string">
            <text:p>Step 1: Kill apps after select remember my filter ON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36" office:value-type="string">
            <text:p>- Selected filter (My status) will be highlighted</text:p>
            <text:p>-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101" office:value-type="string">
            <text:p>SNF_ADR_SET_34</text:p>
          </table:table-cell>
          <table:table-cell table:style-name="ce105" office:value-type="float" office:value="34">
            <text:p>034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FF when kill apps</text:p>
          </table:table-cell>
          <table:table-cell table:style-name="ce138" office:value-type="string">
            <text:p>Step 1: Kill apps after select remember my filter OFF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other application or press on </text:span><text:span text:style-name="T8">Home button on device</text:span></text:p>
            <text:p><text:span text:style-name="T8">- Press and hold Home button on device, </text:span><text:span text:style-name="T8">end eXo Mobile application</text:span></text:p>
            <text:p><text:span text:style-name="T8">- Login eXo Mobile application again</text:span></text:p>
            <text:p><text:span text:style-name="T8">- Touch on News </text:span></text:p>
            <text:p><text:span text:style-name="T8"/>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101" office:value-type="string">
            <text:p>SNF_ADR_SET_35</text:p>
          </table:table-cell>
          <table:table-cell table:style-name="ce105" office:value-type="float" office:value="35">
            <text:p>035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n to off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n't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101" office:value-type="string">
            <text:p>SNF_ADR_SET_36</text:p>
          </table:table-cell>
          <table:table-cell table:style-name="ce105" office:value-type="float" office:value="36">
            <text:p>036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ff to on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8"/>
          <table:table-cell table:style-name="ce171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101" office:value-type="string">
            <text:p>SNF_ADR_LAG_37</text:p>
          </table:table-cell>
          <table:table-cell table:style-name="ce105" office:value-type="float" office:value="37">
            <text:p>037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</text:p>
          </table:table-cell>
          <table:table-cell table:style-name="ce138" office:value-type="string">
            <text:p>Step 1: select language</text:p>
          </table:table-cell>
          <table:table-cell table:style-name="ce137" office:value-type="string">
            <text:p><text:span text:style-name="T9">- Start the application</text:span></text:p>
            <text:p><text:span text:style-name="T10">- Go into the settings </text:span></text:p>
            <text:p><text:span text:style-name="T11">- then, select a language in list</text:span></text:p>
          </table:table-cell>
          <table:table-cell table:style-name="ce135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101" office:value-type="string">
            <text:p>SNF_ADR_LAG_38</text:p>
          </table:table-cell>
          <table:table-cell table:style-name="ce105" office:value-type="float" office:value="38">
            <text:p>038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News screen</text:p>
          </table:table-cell>
          <table:table-cell table:style-name="ce138" office:value-type="string">
            <text:p>Step 1: Setting language from News screen</text:p>
          </table:table-cell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New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News again</text:span></text:p>
          </table:table-cell>
          <table:table-cell table:style-name="ce135" office:value-type="string">
            <text:p>- All of UI control title on New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101" office:value-type="string">
            <text:p>SNF_ADR_LAG_39</text:p>
          </table:table-cell>
          <table:table-cell table:style-name="ce105" office:value-type="float" office:value="39">
            <text:p>039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Document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Document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1">- Touch on </text:span><text:span text:style-name="T12">Documents again</text:span></text:p>
          </table:table-cell>
          <table:table-cell table:style-name="ce135" office:value-type="string">
            <text:p>- All of UI control title on Document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101" office:value-type="string">
            <text:p>SNF_ADR_LAG_40</text:p>
          </table:table-cell>
          <table:table-cell table:style-name="ce105" office:value-type="float" office:value="40">
            <text:p>040</text:p>
          </table:table-cell>
          <table:table-cell table:style-name="ce109" office:value-type="string">
            <text:p>Mobile/Android/Setting Language</text:p>
          </table:table-cell>
          <table:table-cell table:style-name="ce131" office:value-type="string">
            <text:p>Setting language from App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App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Apps again</text:span></text:p>
          </table:table-cell>
          <table:table-cell table:style-name="ce135" office:value-type="string">
            <text:p>- All of UI control title on App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1" table:number-columns-repeated="5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100" office:value-type="string">
            <text:p>SNF_ADR_GUI_41</text:p>
          </table:table-cell>
          <table:table-cell table:style-name="ce105" office:value-type="float" office:value="41">
            <text:p>041</text:p>
          </table:table-cell>
          <table:table-cell table:style-name="ce110" office:value-type="string">
            <text:p>Mobile/Android/User Guide</text:p>
          </table:table-cell>
          <table:table-cell table:style-name="ce127" office:value-type="string">
            <text:p>Don't view User guide</text:p>
          </table:table-cell>
          <table:table-cell table:style-name="ce135" office:value-type="string">
            <text:p>Step 1: show user guide</text:p>
          </table:table-cell>
          <table:table-cell table:style-name="ce137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7" office:value-type="string">
            <text:p>- User guide button isn't display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102" office:value-type="string">
            <text:p>SNF_ADR_HOM_42</text:p>
          </table:table-cell>
          <table:table-cell table:style-name="ce105" office:value-type="float" office:value="42">
            <text:p>042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Show most recent 10 activity by timer</text:p>
          </table:table-cell>
          <table:table-cell table:style-name="ce112" office:value-type="string">
            <text:p>Step 1: Open application home <text:s/></text:p>
          </table:table-cell>
          <table:table-cell table:style-name="ce140" office:value-type="string">
            <text:p>- Start the application on mobile device</text:p>
            <text:p>- Sign In with valid User name/Password</text:p>
          </table:table-cell>
          <table:table-cell table:style-name="ce136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102" office:value-type="string">
            <text:p>SNF_ADR_HOM_43</text:p>
          </table:table-cell>
          <table:table-cell table:style-name="ce105" office:value-type="float" office:value="43">
            <text:p>043</text:p>
          </table:table-cell>
          <table:table-cell table:style-name="ce111" office:value-type="string">
            <text:p><text:s/>Mobile/Android/Home/Refresh</text:p>
          </table:table-cell>
          <table:table-cell table:style-name="ce132" office:value-type="string">
            <text:p>Reload for most recent 10 activity</text:p>
          </table:table-cell>
          <table:table-cell table:style-name="ce112" office:value-type="string">
            <text:p>Step 1: Refresh home <text:s text:c="2"/></text:p>
          </table:table-cell>
          <table:table-cell table:style-name="ce140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40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102" office:value-type="string">
            <text:p>SNF_ADR_HOM_44</text:p>
          </table:table-cell>
          <table:table-cell table:style-name="ce105" office:value-type="float" office:value="44">
            <text:p>044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Button align vertically in landscape mode</text:p>
          </table:table-cell>
          <table:table-cell table:style-name="ce112" office:value-type="string">
            <text:p>Step 1: Open application home in landscape mode</text:p>
          </table:table-cell>
          <table:table-cell table:style-name="ce140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40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102" office:value-type="string">
            <text:p>SNF_ADR_HOM_45</text:p>
          </table:table-cell>
          <table:table-cell table:style-name="ce105" office:value-type="float" office:value="45">
            <text:p>045</text:p>
          </table:table-cell>
          <table:table-cell table:style-name="ce109" office:value-type="string">
            <text:p>Mobile/Android/Application/Back</text:p>
          </table:table-cell>
          <table:table-cell table:style-name="ce133" office:value-type="string">
            <text:p>Back application that opening</text:p>
          </table:table-cell>
          <table:table-cell table:style-name="ce138" office:value-type="string">
            <text:p>Step 1: Back application</text:p>
          </table:table-cell>
          <table:table-cell table:style-name="ce137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</text:span><text:span text:style-name="T6">application</text:span></text:p>
            <text:p><text:span text:style-name="T6">→ </text:span><text:span text:style-name="T6">Content application is displayed</text:span></text:p>
            <text:p><text:span text:style-name="T6">- then, touch on [Back] button</text:span></text:p>
          </table:table-cell>
          <table:table-cell table:style-name="ce135" office:value-type="string">
            <text:p>Selected application screen is closed and Home screen is come bac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102" office:value-type="string">
            <text:p>SNF_ADR_HOM_46</text:p>
          </table:table-cell>
          <table:table-cell table:style-name="ce105" office:value-type="float" office:value="46">
            <text:p>046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</text:p>
          </table:table-cell>
          <table:table-cell table:style-name="ce135" office:value-type="string">
            <text:p>- Create some dashboard tabs with gadgets on PLF 3.5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- If there is not gadget on dashboard, it isn't shown on mobile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102" office:value-type="string">
            <text:p>SNF_ADR_HOM_47</text:p>
          </table:table-cell>
          <table:table-cell table:style-name="ce105" office:value-type="float" office:value="47">
            <text:p>047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 with name includes special chars</text:p>
          </table:table-cell>
          <table:table-cell table:style-name="ce135" office:value-type="string">
            <text:p>- Create some dashboard tabs with gadget on PLF 3.5 via browser with name includes sp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<text:span text:style-name="T8">- If there is not gadget on dashboard, it isn't </text:span><text:span text:style-name="T8">shown on mobile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100" office:value-type="string">
            <text:p>SNF_ADR_DAB_48</text:p>
          </table:table-cell>
          <table:table-cell table:style-name="ce105" office:value-type="float" office:value="48">
            <text:p>048</text:p>
          </table:table-cell>
          <table:table-cell table:style-name="ce109" office:value-type="string">
            <text:p>Mobile/Android/Dashboard/GadgetTabs/Update</text:p>
          </table:table-cell>
          <table:table-cell table:style-name="ce133" office:value-type="string">
            <text:p>Update Dashboard tab</text:p>
          </table:table-cell>
          <table:table-cell table:style-name="ce138" office:value-type="string">
            <text:p>Step 1: Update Dashboard tab tabs</text:p>
          </table:table-cell>
          <table:table-cell table:style-name="ce136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5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100" office:value-type="string">
            <text:p>SNF_ADR_DAB_49</text:p>
          </table:table-cell>
          <table:table-cell table:style-name="ce105" office:value-type="float" office:value="49">
            <text:p>049</text:p>
          </table:table-cell>
          <table:table-cell table:style-name="ce109" office:value-type="string">
            <text:p>Mobile/Android/Dashboard/Add</text:p>
          </table:table-cell>
          <table:table-cell table:style-name="ce133" office:value-type="string">
            <text:p>View Gadget List </text:p>
          </table:table-cell>
          <table:table-cell table:style-name="ce139" office:value-type="string">
            <text:p>Step 1: View Gadget List</text:p>
          </table:table-cell>
          <table:table-cell table:style-name="ce136" office:value-type="string">
            <text:p><text:span text:style-name="T8">- Add some gadget into tabs on </text:span><text:span text:style-name="T13">PLF 3.5</text:span><text:span text:style-name="T8"> via </text:span><text:span text:style-name="T8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</text:span></text:p>
            <text:p><text:span text:style-name="T8">- Touch on Gadget tab item</text:span></text:p>
          </table:table-cell>
          <table:table-cell table:style-name="ce141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100" office:value-type="string">
            <text:p>SNF_ADR_DAB_50</text:p>
          </table:table-cell>
          <table:table-cell table:style-name="ce105" office:value-type="float" office:value="50">
            <text:p>050</text:p>
          </table:table-cell>
          <table:table-cell table:style-name="ce109" office:value-type="string">
            <text:p>Mobile/Android/Dashboard/Update</text:p>
          </table:table-cell>
          <table:table-cell table:style-name="ce133" office:value-type="string">
            <text:p>Update Gadget List</text:p>
          </table:table-cell>
          <table:table-cell table:style-name="ce138" office:value-type="string">
            <text:p>Step 1: Update Gadget Lis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<text:span text:style-name="T8">- Touch on Gadget tab item</text:span></text:p>
          </table:table-cell>
          <table:table-cell table:style-name="ce135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100" office:value-type="string">
            <text:p>SNF_ADR_DAB_51</text:p>
          </table:table-cell>
          <table:table-cell table:style-name="ce105" office:value-type="float" office:value="51">
            <text:p>051</text:p>
          </table:table-cell>
          <table:table-cell table:style-name="ce109" office:value-type="string">
            <text:p>Mobile/Android/Dashboard/Launch</text:p>
          </table:table-cell>
          <table:table-cell table:style-name="ce133" office:value-type="string">
            <text:p>View Content of Gadget</text:p>
          </table:table-cell>
          <table:table-cell table:style-name="ce138" office:value-type="string">
            <text:p>Step 1: Gadget Conten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100" office:value-type="string">
            <text:p>SNF_ADR_DAB_52</text:p>
          </table:table-cell>
          <table:table-cell table:style-name="ce105" office:value-type="float" office:value="52">
            <text:p>052</text:p>
          </table:table-cell>
          <table:table-cell table:style-name="ce111" office:value-type="string">
            <text:p>Mobile/Android/Dashboard/Update</text:p>
          </table:table-cell>
          <table:table-cell table:style-name="ce125" office:value-type="string">
            <text:p>Edit Content of Gadget</text:p>
          </table:table-cell>
          <table:table-cell table:style-name="ce139" office:value-type="string">
            <text:p>Step 1: Edit Gadget Content</text:p>
          </table:table-cell>
          <table:table-cell table:style-name="ce137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Dashboard] application on </text:span><text:span text:style-name="T8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100" office:value-type="string">
            <text:p>SNF_ADR_DOC_53</text:p>
          </table:table-cell>
          <table:table-cell table:style-name="ce105" office:value-type="float" office:value="53">
            <text:p>053</text:p>
          </table:table-cell>
          <table:table-cell table:style-name="ce109" office:value-type="string">
            <text:p>Mobile/Android/Documents/Launch</text:p>
          </table:table-cell>
          <table:table-cell table:style-name="ce133" office:value-type="string">
            <text:p>View Documents application </text:p>
          </table:table-cell>
          <table:table-cell table:style-name="ce112" office:value-type="string">
            <text:p>Step 1: Open Documents application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the view of </text:span><text:span text:style-name="T8">document tab will show 3 drives: </text:span><text:span text:style-name="T8">''Personal","General","Group" 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100" office:value-type="string">
            <text:p>SNF_ADR_DOC_54</text:p>
          </table:table-cell>
          <table:table-cell table:style-name="ce105" office:value-type="float" office:value="54">
            <text:p>054</text:p>
          </table:table-cell>
          <table:table-cell table:style-name="ce109" office:value-type="string">
            <text:p>Mobile/Android/Documents/Close</text:p>
          </table:table-cell>
          <table:table-cell table:style-name="ce133" office:value-type="string">
            <text:p>Close Documents application</text:p>
          </table:table-cell>
          <table:table-cell table:style-name="ce112" office:value-type="string">
            <text:p>Step 1: Closing Documents application</text:p>
          </table:table-cell>
          <table:table-cell table:style-name="ce14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Home button on navigation bar</text:span></text:p>
            <text:p/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</text:span><text:span text:style-name="T8">Documents application will be showed on </text:span><text:span text:style-name="T8">the screen with items list in user's personal </text:span><text:span text:style-name="T8">driver .</text:span></text:p>
            <text:p><text:span text:style-name="T8">- Documents app is closed, back to home </text:span><text:span text:style-name="T8">page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100" office:value-type="string">
            <text:p>SNF_ADR_DOC_55</text:p>
          </table:table-cell>
          <table:table-cell table:style-name="ce105" office:value-type="float" office:value="55">
            <text:p>055</text:p>
          </table:table-cell>
          <table:table-cell table:style-name="ce109" office:value-type="string">
            <text:p>Mobile/Android/Documents/Navigate/View</text:p>
          </table:table-cell>
          <table:table-cell table:style-name="ce133" office:value-type="string">
            <text:p>View <text:s/>Folder</text:p>
          </table:table-cell>
          <table:table-cell table:style-name="ce112" office:value-type="string">
            <text:p>Step 1: Open a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item with folder icon.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items in the </text:span><text:span text:style-name="T8">folder are in the loading progress.</text:span></text:p>
            <text:p><text:span text:style-name="T8">- After loading progress finishes, items in </text:span><text:span text:style-name="T8">this folder will be showed.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100" office:value-type="string">
            <text:p>SNF_ADR_DOC_56</text:p>
          </table:table-cell>
          <table:table-cell table:style-name="ce105" office:value-type="float" office:value="56">
            <text:p>056</text:p>
          </table:table-cell>
          <table:table-cell table:style-name="ce109" office:value-type="string">
            <text:p>Mobile/Android/Documents/Back to Folder List</text:p>
          </table:table-cell>
          <table:table-cell table:style-name="ce133" office:value-type="string">
            <text:p>Back Folder List </text:p>
          </table:table-cell>
          <table:table-cell table:style-name="ce112" office:value-type="string">
            <text:p>Step 1: Go back to the previous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it is in the </text:span><text:span text:style-name="T8">loading progress.</text:span></text:p>
            <text:p><text:span text:style-name="T8">- Then Documents application will be </text:span><text:span text:style-name="T8">showed on the screen with items list in </text:span><text:span text:style-name="T8">user's personal driver </text:span></text:p>
            <text:p><text:span text:style-name="T8">- Folder and file will be shown</text:span></text:p>
            <text:p><text:span text:style-name="T8">- Back to previous folder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100" office:value-type="string">
            <text:p>SNF_ADR_DOC_57</text:p>
          </table:table-cell>
          <table:table-cell table:style-name="ce105" office:value-type="float" office:value="57">
            <text:p>057</text:p>
          </table:table-cell>
          <table:table-cell table:style-name="ce109" office:value-type="string">
            <text:p>Mobile/Android/Documents/View Content</text:p>
          </table:table-cell>
          <table:table-cell table:style-name="ce133" office:value-type="string">
            <text:p>View a File</text:p>
          </table:table-cell>
          <table:table-cell table:style-name="ce112" office:value-type="string">
            <text:p>Step 1: Open a File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file items (such as image, document, music files...)</text:p>
          </table:table-cell>
          <table:table-cell table:style-name="ce140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100" office:value-type="string">
            <text:p>SNF_ADR_DOC_58</text:p>
          </table:table-cell>
          <table:table-cell table:style-name="ce105" office:value-type="float" office:value="58">
            <text:p>058</text:p>
          </table:table-cell>
          <table:table-cell table:style-name="ce109" office:value-type="string">
            <text:p>Mobile/Android/Documents/Open file</text:p>
          </table:table-cell>
          <table:table-cell table:style-name="ce133" office:value-type="string">
            <text:p>Open file in compatible installed app</text:p>
          </table:table-cell>
          <table:table-cell table:style-name="ce112" office:value-type="string">
            <text:p>Step 1: Open fire in document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40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100" office:value-type="string">
            <text:p>SNF_ADR_DOC_59</text:p>
          </table:table-cell>
          <table:table-cell table:style-name="ce105" office:value-type="float" office:value="59">
            <text:p>059</text:p>
          </table:table-cell>
          <table:table-cell table:style-name="ce109" office:value-type="string">
            <text:p>Mobile/Android/Documents/showing action dialog</text:p>
          </table:table-cell>
          <table:table-cell table:style-name="ce133" office:value-type="string">
            <text:p>View menu action of File/Folder</text:p>
          </table:table-cell>
          <table:table-cell table:style-name="ce112" office:value-type="string">
            <text:p>Step 1: Show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the [Actions] button of each item to show the action dialog</text:p>
          </table:table-cell>
          <table:table-cell table:style-name="ce140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100" office:value-type="string">
            <text:p>SNF_ADR_DOC_60</text:p>
          </table:table-cell>
          <table:table-cell table:style-name="ce105" office:value-type="float" office:value="60">
            <text:p>060</text:p>
          </table:table-cell>
          <table:table-cell table:style-name="ce109" office:value-type="string">
            <text:p>Mobile/Android/Documents/closing action dialog</text:p>
          </table:table-cell>
          <table:table-cell table:style-name="ce133" office:value-type="string">
            <text:p>Close menu action of File/Folder</text:p>
          </table:table-cell>
          <table:table-cell table:style-name="ce112" office:value-type="string">
            <text:p>Step 1: Clos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each item </text:span><text:span text:style-name="T8">to show the action dialog</text:span></text:p>
            <text:p>- Touch on outside of the action popup </text:p>
          </table:table-cell>
          <table:table-cell table:style-name="ce140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100" office:value-type="string">
            <text:p>SNF_ADR_DOC_61</text:p>
          </table:table-cell>
          <table:table-cell table:style-name="ce105" office:value-type="float" office:value="61">
            <text:p>061</text:p>
          </table:table-cell>
          <table:table-cell table:style-name="ce109" office:value-type="string">
            <text:p>Mobile/Android/Documents/Actions/Delete</text:p>
          </table:table-cell>
          <table:table-cell table:style-name="ce133" office:value-type="string">
            <text:p>Delete a File/Folder</text:p>
          </table:table-cell>
          <table:table-cell table:style-name="ce112" office:value-type="string">
            <text:p>Step 1: Delet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File/Folder </text:span><text:span text:style-name="T8">that want and select "delete" action on </text:span><text:span text:style-name="T8">menu</text:span></text:p>
          </table:table-cell>
          <table:table-cell table:style-name="ce140" office:value-type="string">
            <text:p>- Selected File/Folder will be deleted and removed from list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100" office:value-type="string">
            <text:p>SNF_ADR_DOC_62</text:p>
          </table:table-cell>
          <table:table-cell table:style-name="ce105" office:value-type="float" office:value="62">
            <text:p>062</text:p>
          </table:table-cell>
          <table:table-cell table:style-name="ce109" office:value-type="string">
            <text:p>Mobile/Android/Documents/Actions/Copy</text:p>
          </table:table-cell>
          <table:table-cell table:style-name="ce133" office:value-type="string">
            <text:p>Copy/Paste a File/Folder</text:p>
          </table:table-cell>
          <table:table-cell table:style-name="ce112" office:value-type="string">
            <text:p>Step 1: Copy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opy] </text:span><text:span text:style-name="T8">action 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100" office:value-type="string">
            <text:p>SNF_ADR_DOC_63</text:p>
          </table:table-cell>
          <table:table-cell table:style-name="ce105" office:value-type="float" office:value="63">
            <text:p>063</text:p>
          </table:table-cell>
          <table:table-cell table:style-name="ce109" office:value-type="string">
            <text:p>Mobile/Android/Documents/Actions/Move</text:p>
          </table:table-cell>
          <table:table-cell table:style-name="ce133" office:value-type="string">
            <text:p>Cut/Paste a File/Folder</text:p>
          </table:table-cell>
          <table:table-cell table:style-name="ce112" office:value-type="string">
            <text:p>Step 1: Mov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ut] action </text:span><text:span text:style-name="T8">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moved to the new folder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100" office:value-type="string">
            <text:p>SNF_ADR_DOC_64</text:p>
          </table:table-cell>
          <table:table-cell table:style-name="ce105" office:value-type="float" office:value="64">
            <text:p>064</text:p>
          </table:table-cell>
          <table:table-cell table:style-name="ce109" office:value-type="string">
            <text:p>Mobile/Android/Documents/Actions/Take Picture</text:p>
          </table:table-cell>
          <table:table-cell table:style-name="ce133" office:value-type="string">
            <text:p>Take a Photo</text:p>
          </table:table-cell>
          <table:table-cell table:style-name="ce112" office:value-type="string">
            <text:p>Step 1: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Add </text:span><text:span text:style-name="T8">photo], choose [take a photo] 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40" office:value-type="string">
            <text:p>- The new image will be uploaded to the folder item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102" office:value-type="string">
            <text:p>SNF_ADR_NEW_65</text:p>
          </table:table-cell>
          <table:table-cell table:style-name="ce105" office:value-type="float" office:value="65">
            <text:p>06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Display Activities stream</text:p>
          </table:table-cell>
          <table:table-cell table:style-name="ce112" office:value-type="string">
            <text:p>Step 1: Go to News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</table:table-cell>
          <table:table-cell table:style-name="ce140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102" office:value-type="string">
            <text:p>SNF_ADR_NEW_66</text:p>
          </table:table-cell>
          <table:table-cell table:style-name="ce105" office:value-type="float" office:value="66">
            <text:p>066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102" office:value-type="string">
            <text:p>SNF_ADR_NEW_67</text:p>
          </table:table-cell>
          <table:table-cell table:style-name="ce105" office:value-type="float" office:value="67">
            <text:p>06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40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102" office:value-type="string">
            <text:p>SNF_ADR_NEW_68</text:p>
          </table:table-cell>
          <table:table-cell table:style-name="ce105" office:value-type="float" office:value="68">
            <text:p>06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detail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102" office:value-type="string">
            <text:p>SNF_ADR_NEW_69</text:p>
          </table:table-cell>
          <table:table-cell table:style-name="ce105" office:value-type="float" office:value="69">
            <text:p>06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only text</text:p>
          </table:table-cell>
          <table:table-cell table:style-name="ce112" office:value-type="string">
            <text:p>Step 1: Send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Send] button</text:span></text:p>
          </table:table-cell>
          <table:table-cell table:style-name="ce140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102" office:value-type="string">
            <text:p>SNF_ADR_NEW_70</text:p>
          </table:table-cell>
          <table:table-cell table:style-name="ce105" office:value-type="float" office:value="70">
            <text:p>07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Take a Photo</text:p>
          </table:table-cell>
          <table:table-cell table:style-name="ce112" office:value-type="string">
            <text:p>Step 1: Take a photo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Camera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102" office:value-type="string">
            <text:p>SNF_ADR_NEW_71</text:p>
          </table:table-cell>
          <table:table-cell table:style-name="ce105" office:value-type="float" office:value="71">
            <text:p>071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when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ake a photo</text:span></text:p>
            <text:p><text:span text:style-name="T8">- Touch on [Save] button</text:span></text:p>
            <text:p><text:span text:style-name="T8">- Touch on [Camera] icon and take other </text:span><text:span text:style-name="T8">photo, touch on [Save] button</text:span></text:p>
            <text:p><text:span text:style-name="T8">- Touch [Send] button</text:span></text:p>
            <text:p><text:span text:style-name="T8"/></text:p>
          </table:table-cell>
          <table:table-cell table:style-name="ce136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102" office:value-type="string">
            <text:p>SNF_ADR_NEW_72</text:p>
          </table:table-cell>
          <table:table-cell table:style-name="ce105" office:value-type="float" office:value="72">
            <text:p>072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Photo from Library</text:p>
          </table:table-cell>
          <table:table-cell table:style-name="ce112" office:value-type="string">
            <text:p>Step 1: Select a photo from Library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102" office:value-type="string">
            <text:p>SNF_ADR_NEW_73</text:p>
          </table:table-cell>
          <table:table-cell table:style-name="ce105" office:value-type="float" office:value="73">
            <text:p>073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from library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Camera] icon again, select </text:span><text:span text:style-name="T8">another photo from library, touch [OK] </text:span><text:span text:style-name="T8">button</text:span></text:p>
            <text:p><text:span text:style-name="T8">- Touch on [Send] button</text:span></text:p>
            <text:p><text:span text:style-name="T8"/></text:p>
          </table:table-cell>
          <table:table-cell table:style-name="ce136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with attached image is </text:span><text:span text:style-name="T16">displayed on activity stream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102" office:value-type="string">
            <text:p>SNF_ADR_NEW_74</text:p>
          </table:table-cell>
          <table:table-cell table:style-name="ce105" office:value-type="float" office:value="74">
            <text:p>074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Write a post with empty data</text:p>
          </table:table-cell>
          <table:table-cell table:style-name="ce112" office:value-type="string">
            <text:p>Step 1: Send a post with empty data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140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102" office:value-type="string">
            <text:p>SNF_ADR_NEW_75</text:p>
          </table:table-cell>
          <table:table-cell table:style-name="ce105" office:value-type="float" office:value="75">
            <text:p>07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post</text:p>
          </table:table-cell>
          <table:table-cell table:style-name="ce112" office:value-type="string">
            <text:p>Step 1: Cancel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ncel] button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102" office:value-type="string">
            <text:p>SNF_ADR_NEW_76</text:p>
          </table:table-cell>
          <table:table-cell table:style-name="ce105" office:value-type="float" office:value="76">
            <text:p>076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Nobody likes post</text:p>
          </table:table-cell>
          <table:table-cell table:style-name="ce138" office:value-type="string">
            <text:p>Step 1: Check liker screen when nobody likes post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any post which nobody likes</text:span></text:p>
            <text:p><text:span text:style-name="T8">- Touch on arrow button to open likers tab</text:span></text:p>
          </table:table-cell>
          <table:table-cell table:style-name="ce136" office:value-type="string">
            <text:p>- Detail post screen is shown with text "No like for the moment"</text:p>
            <text:p>- Nobody in liker list and number of like is 0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102" office:value-type="string">
            <text:p>SNF_ADR_NEW_77</text:p>
          </table:table-cell>
          <table:table-cell table:style-name="ce105" office:value-type="float" office:value="77">
            <text:p>07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</text:p>
          </table:table-cell>
          <table:table-cell table:style-name="ce112" office:value-type="string">
            <text:p>Step 1: 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</table:table-cell>
          <table:table-cell table:style-name="ce136" office:value-type="string">
            <text:p>- Number of Like is in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102" office:value-type="string">
            <text:p>SNF_ADR_NEW_78</text:p>
          </table:table-cell>
          <table:table-cell table:style-name="ce105" office:value-type="float" office:value="78">
            <text:p>07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</text:p>
          </table:table-cell>
          <table:table-cell table:style-name="ce112" office:value-type="string">
            <text:p>Step 1: Un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  <text:p><text:span text:style-name="T8">- After that touch on [Unlike] icon of this </text:span><text:span text:style-name="T8">post</text:span></text:p>
          </table:table-cell>
          <table:table-cell table:style-name="ce136" office:value-type="string">
            <text:p>- Number of Like is de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102" office:value-type="string">
            <text:p>SNF_ADR_NEW_79</text:p>
          </table:table-cell>
          <table:table-cell table:style-name="ce105" office:value-type="float" office:value="79">
            <text:p>07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 from detail screen</text:p>
          </table:table-cell>
          <table:table-cell table:style-name="ce112" office:value-type="string">
            <text:p>Step 1: 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40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102" office:value-type="string">
            <text:p>SNF_ADR_NEW_80</text:p>
          </table:table-cell>
          <table:table-cell table:style-name="ce105" office:value-type="float" office:value="80">
            <text:p>08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 <text:s/>from detail screen</text:p>
          </table:table-cell>
          <table:table-cell table:style-name="ce112" office:value-type="string">
            <text:p>Step 1: Un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40" office:value-type="string">
            <text:p><text:span text:style-name="T8">- Content of Post will be shown with </text:span><text:span text:style-name="T8">comment 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102" office:value-type="string">
            <text:p>SNF_ADR_NEW_81</text:p>
          </table:table-cell>
          <table:table-cell table:style-name="ce105" office:value-type="float" office:value="81">
            <text:p>081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omment a post with valid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136" office:value-type="string">
            <text:p>- Back to activities stream page</text:p>
            <text:p>- Number of Comment is increased 1 point</text:p>
            <text:p/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102" office:value-type="string">
            <text:p>SNF_ADR_NEW_82</text:p>
          </table:table-cell>
          <table:table-cell table:style-name="ce105" office:value-type="float" office:value="82">
            <text:p>082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Comment a post with empty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Do not input anything, touch on button </text:span><text:span text:style-name="T8">Send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102" office:value-type="string">
            <text:p>SNF_ADR_NEW_83</text:p>
          </table:table-cell>
          <table:table-cell table:style-name="ce105" office:value-type="float" office:value="83">
            <text:p>083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comment</text:p>
          </table:table-cell>
          <table:table-cell table:style-name="ce112" office:value-type="string">
            <text:p>Step 1: Cancel commen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102" office:value-type="string">
            <text:p>SNF_ADR_NEW_84</text:p>
          </table:table-cell>
          <table:table-cell table:style-name="ce105" office:value-type="float" office:value="84">
            <text:p>084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website</text:p>
          </table:table-cell>
          <table:table-cell table:style-name="ce112" office:value-type="string">
            <text:p>Step 1: Open a post <text:s/>with URL of websit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40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102" office:value-type="string">
            <text:p>SNF_ADR_NEW_85</text:p>
          </table:table-cell>
          <table:table-cell table:style-name="ce105" office:value-type="float" office:value="85">
            <text:p>08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image</text:p>
          </table:table-cell>
          <table:table-cell table:style-name="ce112" office:value-type="string">
            <text:p>Step 1: Open a post <text:s/>with URL of imag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40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102" office:value-type="string">
            <text:p>SNF_ADR_NEW_86</text:p>
          </table:table-cell>
          <table:table-cell table:style-name="ce105" office:value-type="float" office:value="86">
            <text:p>086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Open a post with attachment</text:p>
          </table:table-cell>
          <table:table-cell table:style-name="ce112" office:value-type="string">
            <text:p>Step 1: Open a post with attachment</text:p>
          </table:table-cell>
          <table:table-cell table:style-name="ce140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[News] application on Home </text:span><text:span text:style-name="T16">page</text:span></text:p>
            <text:p><text:span text:style-name="T16">- Touch on any post with attachment</text:span></text:p>
            <text:p><text:span text:style-name="T16">- Touch on this attachment</text:span></text:p>
          </table:table-cell>
          <table:table-cell table:style-name="ce140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102" office:value-type="string">
            <text:p>SNF_ADR_NEW_87</text:p>
          </table:table-cell>
          <table:table-cell table:style-name="ce105" office:value-type="float" office:value="87">
            <text:p>087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Show filter navigation to filter activity type</text:p>
          </table:table-cell>
          <table:table-cell table:style-name="ce112" office:value-type="string">
            <text:p>Step 1: Go to news in applic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40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102" office:value-type="string">
            <text:p>SNF_ADR_NEW_88</text:p>
          </table:table-cell>
          <table:table-cell table:style-name="ce105" office:value-type="float" office:value="88">
            <text:p>088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Touch to any filtler in navig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40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102" office:value-type="string">
            <text:p>SNF_ADR_NEW_89</text:p>
          </table:table-cell>
          <table:table-cell table:style-name="ce105" office:value-type="float" office:value="89">
            <text:p>089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slide the activity filter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40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102" office:value-type="string">
            <text:p>SNF_ADR_P30_90</text:p>
          </table:table-cell>
          <table:table-cell table:style-name="ce105" office:value-type="float" office:value="90">
            <text:p>090</text:p>
          </table:table-cell>
          <table:table-cell table:style-name="ce111" office:value-type="string">
            <text:p>Mobile/Android/CheckWithPLF-3.0.x</text:p>
          </table:table-cell>
          <table:table-cell table:style-name="ce124" office:value-type="string">
            <text:p><text:span text:style-name="T2">Sign in an eXo server </text:span>with PLF-3.0.x</text:p>
          </table:table-cell>
          <table:table-cell table:style-name="ce135" office:value-type="string">
            <text:p>Step 1: Try to login</text:p>
          </table:table-cell>
          <table:table-cell table:style-name="ce13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0" table:number-rows-repeated="15">
          <table:table-cell table:style-name="ce95" table:number-columns-repeated="8"/>
          <table:table-cell table:style-name="ce150"/>
          <table:table-cell table:style-name="ce95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3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4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1T17:43:53</dc:date>
    <meta:editing-cycles>244</meta:editing-cycles>
    <meta:editing-duration>P3DT6H39M56S</meta:editing-duration>
    <dc:creator>exoplatform </dc:creator>
    <meta:document-statistic meta:table-count="4" meta:cell-count="1712" meta:object-count="1"/>
    <meta:user-defined meta:name="Info 1"/>
    <meta:user-defined meta:name="Info 2"/>
    <meta:user-defined meta:name="Info 3"/>
    <meta:user-defined meta:name="Info 4"/>
  </office:meta>
</office:document-meta>
</file>